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2.3898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5154in"/>
    </style:style>
    <style:style style:name="co13" style:family="table-column">
      <style:table-column-properties fo:break-before="auto" style:column-width="1.109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5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6" style:family="table-cell" style:parent-style-name="Default" style:data-style-name="N0">
      <style:map style:condition="is-true-formula([Ammo.J9]=0)" style:apply-style-name="Cellule_20_grisée" style:base-cell-address="Ammo.K9"/>
      <style:map style:condition="is-true-formula(AND([Ammo.J9]&lt;&gt;0;[Ammo.K9]=&quot;&quot;))" style:apply-style-name="Cellule_20_invalide" style:base-cell-address="Ammo.K9"/>
    </style:style>
    <style:style style:name="ce7" style:family="table-cell" style:parent-style-name="Default" style:data-style-name="N0">
      <style:map style:condition="is-true-formula([Ammo.J9]=0)" style:apply-style-name="Cellule_20_grisée" style:base-cell-address="Ammo.L9"/>
      <style:map style:condition="is-true-formula(AND([Ammo.J9]&lt;&gt;0;[Ammo.L9]=&quot;&quot;))" style:apply-style-name="Cellule_20_invalide" style:base-cell-address="Ammo.L9"/>
    </style:style>
    <style:style style:name="ce8" style:family="table-cell" style:parent-style-name="Default" style:data-style-name="N0">
      <style:map style:condition="is-true-formula([Ammo.J9]=0)" style:apply-style-name="Cellule_20_grisée" style:base-cell-address="Ammo.M9"/>
      <style:map style:condition="is-true-formula(AND([Ammo.J9]&lt;&gt;0;[Ammo.M9]=&quot;&quot;))" style:apply-style-name="Cellule_20_invalide" style:base-cell-address="Ammo.M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9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>
            <text:p>#ammo_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FX_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laser_bea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ath_explosion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-30">
            <text:p>-30</text:p>
          </table:table-cell>
          <table:table-cell table:number-columns-repeated="1010"/>
        </table:table-row>
        <table:table-row table:style-name="ro2">
          <table:table-cell office:value-type="string">
            <text:p>laser_blu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laser_blue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_blue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60">
            <text:p>60</text:p>
          </table:table-cell>
          <table:table-cell table:style-name="ce7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blu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_blue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laser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S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20">
            <text:p>22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L.png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X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XL.png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80">
            <text:p>28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S.png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60">
            <text:p>26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11">
            <text:p>1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missil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missile.png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3/23/2015</text:date>, <text:time>01:1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ster</meta:initial-creator>
    <dc:creator>Wister </dc:creator>
    <meta:creation-date>2015-03-10T21:54:58Z</meta:creation-date>
    <dc:date>2015-03-23T01:15:31.88</dc:date>
    <meta:editing-duration>PT22M10S</meta:editing-duration>
    <meta:editing-cycles>10</meta:editing-cycles>
    <meta:document-statistic meta:table-count="1" meta:cell-count="187" meta:object-count="0"/>
  </office:meta>
</office:document-meta>
</file>